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57cm" style:rel-column-width="2274*"/>
    </style:style>
    <style:style style:name="Tableau1.B" style:family="table-column">
      <style:table-column-properties style:column-width="1.822cm" style:rel-column-width="743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weight-asian="normal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79cm"/>
        </style:tab-stops>
      </style:paragraph-properties>
      <style:text-properties style:font-name="Ari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333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language="zxx" fo:country="none" fo:font-weight="normal" style:font-name-asian="Times New Roman" style:font-name-complex="Arial" style:font-weight-complex="normal"/>
    </style:style>
    <style:style style:name="T5" style:family="text">
      <style:text-properties fo:color="#000000"/>
    </style:style>
    <style:style style:name="T6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qua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depos"/>
        <text:user-field-decl office:value-type="string" office:string-value="" text:name="tiersprestataireapre_ville"/>
      </text:user-field-decls>
      <text:section text:style-name="Sect1" text:name="emploi">
        <text:p text:style-name="P21"/>
        <text:p text:style-name="P15"/>
        <text:p text:style-name="P1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9"><text:user-field-get text:name="tiersprestataireapre_nomtiers"/></text:p>
              <text:p text:style-name="P6"><text:span text:style-name="T3"><text:user-field-get text:name="tiersprestataireapre_numvoie"/></text:span><text:span text:style-name="T3"> </text:span><text:span text:style-name="T3"><text:user-field-get text:name="tiersprestataireapre_typevoie"/></text:span><text:span text:style-name="T3"> </text:span><text:span text:style-name="T3"><text:user-field-get text:name="tiersprestataireapre_nomvoie"/></text:span></text:p>
              <text:p text:style-name="P8"><text:span text:style-name="T4"><text:user-field-get text:name="tiersprestataireapre_codepos"/></text:span><text:span text:style-name="T4"> </text:span><text:span text:style-name="T4"><text:user-field-get text:name="tiersprestataireapre_ville"/></text:span></text:p>
            </table:table-cell>
          </table:table-row>
          <table:table-row table:style-name="Tableau1.2">
            <table:table-cell table:style-name="Tableau1.A1" office:value-type="string">
              <text:p text:style-name="P10">Réf :</text:p>
            </table:table-cell>
            <table:table-cell table:style-name="Tableau1.A1" table:number-columns-spanned="2" office:value-type="string">
              <text:p text:style-name="P11"><text:s/><text:span text:style-name="T2">DPAS/SIS/BIP/BIJAS/APRE/BV/FF/ES/NH/LD/LZ/2012</text:span></text:p>
              <text:p text:style-name="P11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0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0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0"><text:text-input text:description="">Tél. : </text:text-input></text:p>
            </table:table-cell>
            <table:table-cell table:style-name="Tableau1.A1" table:number-columns-spanned="2" office:value-type="string">
              <text:p text:style-name="P10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6">Bobigny, le <text:date style:data-style-name="N36" text:date-value="2012-07-25T10:29:21.71">25/07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2"/>
        <text:p text:style-name="P12"/>
        <text:p text:style-name="P12"/>
        <text:p text:style-name="P5"><text:span text:style-name="T5">Madam</text:span>e, Monsieur,</text:p>
        <text:p text:style-name="P5"/>
        <text:p text:style-name="P16">Je vous prie de trouver ci-joint, une copie du courrier adressé à <text:span text:style-name="T6"><text:user-field-get text:name="personne_qual"/></text:span><text:span text:style-name="T6"> </text:span><text:span text:style-name="T6"><text:user-field-get text:name="personne_nom"/></text:span><text:span text:style-name="T6"> </text:span><text:span text:style-name="T6"><text:user-field-get text:name="personne_prenom"/></text:span>, concernant sa demande d’Aide Personnalisée au Retour à l’Emploi (APRE).</text:p>
        <text:p text:style-name="P16"/>
        <text:p text:style-name="P16">Je vous remercie de votre collaboration et reste à votre disposition pour tout échange à ce sujet.</text:p>
        <text:p text:style-name="P16"/>
        <text:p text:style-name="P18">Je vous prie de croire, Madame, Monsieur , l'expression de mes salutations distinguées.</text:p>
        <text:p text:style-name="P13"/>
        <text:p text:style-name="P7"/>
        <text:p text:style-name="P16"/>
        <text:p text:style-name="P20">Pour le Président du Conseil général </text:p>
        <text:p text:style-name="P20">et par délégation</text:p>
        <text:p text:style-name="P17"/>
        <text:p text:style-name="P1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Internet_20_link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9:21.65</dc:date>
    <dc:creator>Julien Mille</dc:creator>
    <meta:editing-duration>PT00H32M29S</meta:editing-duration>
    <meta:editing-cycles>21</meta:editing-cycles>
    <meta:generator>OpenOffice.org/3.2$Win32 OpenOffice.org_project/320m12$Build-9483</meta:generator>
    <meta:printed-by>Julien Mille</meta:printed-by>
    <meta:print-date>2012-03-06T09:56:19.39</meta:print-date>
    <meta:document-statistic meta:table-count="1" meta:image-count="0" meta:object-count="0" meta:page-count="1" meta:paragraph-count="17" meta:word-count="81" meta:character-count="552"/>
  </office:meta>
</office:document-meta>
</file>